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ode.js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number-matrix-columns-spanned="1" table:number-matrix-rows-spanned="1" table:formula="of:=PRODUCT(IF([.B2:.B9]=0;1;[.B2:.B9]))^(1/COUNT([.B2:.B9]))" office:value-type="float" office:value="144.249783362056" calcext:value-type="float">
            <text:p>144.2497833621</text:p>
          </table:table-cell>
          <table:table-cell table:number-matrix-columns-spanned="1" table:number-matrix-rows-spanned="1" table:formula="of:=PRODUCT(IF([.C2:.C9]=0;1;[.C2:.C9]))^(1/COUNT([.C2:.C9]))" office:value-type="float" office:value="137.247950804374" calcext:value-type="float">
            <text:p>137.2479508044</text:p>
          </table:table-cell>
          <table:table-cell table:number-matrix-columns-spanned="1" table:number-matrix-rows-spanned="1" table:formula="of:=PRODUCT(IF([.D2:.D9]=0;1;[.D2:.D9]))^(1/COUNT([.D2:.D9]))" office:value-type="float" office:value="4.47213595499958" calcext:value-type="float">
            <text:p>4.472135955</text:p>
          </table:table-cell>
          <table:table-cell table:number-matrix-columns-spanned="1" table:number-matrix-rows-spanned="1" table:formula="of:=PRODUCT(IF([.E2:.E9]=0;1;[.E2:.E9]))^(1/COUNT([.E2:.E9]))" office:value-type="float" office:value="1.4142135623731" calcext:value-type="float">
            <text:p>1.4142135624</text:p>
          </table:table-cell>
          <table:table-cell table:number-matrix-columns-spanned="1" table:number-matrix-rows-spanned="1" table:formula="of:=PRODUCT(IF([.F2:.F9]=0;1;[.F2:.F9]))^(1/COUNT([.F2:.F9]))" office:value-type="float" office:value="1.73205080756888" calcext:value-type="float">
            <text:p>1.7320508076</text:p>
          </table:table-cell>
          <table:table-cell table:number-matrix-columns-spanned="1" table:number-matrix-rows-spanned="1" table:formula="of:=PRODUCT(IF([.G2:.G9]=0;1;[.G2:.G9]))^(1/COUNT([.G2:.G9]))" office:value-type="float" office:value="1" calcext:value-type="float">
            <text:p>1</text:p>
          </table:table-cell>
          <table:table-cell table:number-matrix-columns-spanned="1" table:number-matrix-rows-spanned="1" table:formula="of:=PRODUCT(IF([.H2:.H9]=0;1;[.H2:.H9]))^(1/COUNT([.H2:.H9]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7:16:59.681649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16:48.119253333</meta:creation-date>
    <meta:generator>LibreOffice/4.4.6.3$Linux_X86_64 LibreOffice_project/40m0$Build-3</meta:generator>
    <dc:date>2017-08-09T17:23:01.628853042</dc:date>
    <meta:editing-duration>PT25M4S</meta:editing-duration>
    <meta:editing-cycles>4</meta:editing-cycles>
    <meta:document-statistic meta:table-count="1" meta:cell-count="32" meta:object-count="0"/>
  </office:meta>
</office:document-meta>
</file>